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  <style:text-properties fo:font-size="24pt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8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0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What is C++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level abstractions with low-level time and memory control.</text:span></text:p>
            </text:list-item>
            <text:list-item>
              <text:p text:style-name="P19"><text:span text:style-name="T12">Understand the machine.</text:span></text:p>
            </text:list-item>
            <text:list-item>
              <text:p text:style-name="P19"><text:span text:style-name="T12">Practice learning a complex language.</text:span></text:p>
            </text:list-item>
          </text:list>
          <text:p text:style-name="P18"><text:span text:style-name="T11">Some software 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- OO design</text:span></text:p>
            </text:list-item>
            <text:list-item>
              <text:p text:style-name="P22"><text:span text:style-name="T18">Generic programming - Templates allow for code reuse</text:span></text:p>
            </text:list-item>
            <text:list-item>
              <text:p text:style-name="P22"><text:span text:style-name="T18">Function and operator overloading</text:span></text:p>
            </text:list-item>
            <text:list-item>
              <text:p text:style-name="P22"><text:span text:style-name="T18">Stricter type system (e.g. function args)</text:span></text:p>
            </text:list-item>
            <text:list-item>
              <text:p text:style-name="P22"><text:span text:style-name="T18">Some run-time checks &amp; memory control</text:span></text:p>
            </text:list-item>
          </text:list>
          <text:p text:style-name="P22"><text:span text:style-name="T19"/></text:p>
          <text:p text:style-name="P23"><text:span text:style-name="T19">A common and mature language that gives you high level and low level 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memory</text:span></text:p>
          <text:list text:style-name="L1">
            <text:list-item>
              <text:p text:style-name="P19"><text:span text:style-name="T12">In C++, the memory consumption of a data structure is tight – you get only what you ask for.</text:span></text:p>
            </text:list-item>
            <text:list-item>
              <text:p text:style-name="P19"><text:span text:style-name="T12">In Java, your data structures might consume much more memory.</text:span></text:p>
            </text:list-item>
            <text:list-item>
              <text:p text:style-name="P19"><text:span text:style-name="T12">See example in 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Groups different variables and functions together;</text:span></text:p>
              </text:list-item>
              <text:list-item>
                <text:p><text:span text:style-name="T46">Reduces danger of name-collision when including different libraries;</text:span></text:p>
              </text:list-item>
              <text:list-item>
                <text:p><text:span text:style-name="T4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4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8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49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0">Season curr_season;</text:span><text:span text:style-name="T50"><text:line-break/></text:span><text:span text:style-name="T50">curr_season= </text:span><text:span text:style-name="T51">Season::AUTUMN;</text:span></text:p>
          <text:p text:style-name="P49"><text:span text:style-name="T50">curr_season= SUMMER; </text:span><text:span text:style-name="T52">// won’t compile! (good)</text:span></text:p>
          <text:p text:style-name="P49"><text:span text:style-name="T50">curr_season= 19; </text:span><text:span text:style-name="T52">// won’t compile! (good)</text:span></text:p>
          <text:p text:style-name="P49"><text:span text:style-name="T53">int</text:span><text:span text:style-name="T50"> prev_season= Season::SUMMER; </text:span><text:span text:style-name="T52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3">enum </text:span><text:span text:style-name="T54">class</text:span><text:span text:style-name="T50"> Season : </text:span><text:span text:style-name="T54">char</text:span><text:span text:style-name="T50"> {</text:span></text:p>
          <text:p text:style-name="P49"><text:span text:style-name="T50"><text:tab/></text:span><text:span text:style-name="T50">WINTER,</text:span><text:span text:style-name="T50"><text:tab/></text:span><text:span text:style-name="T55">// = 0 by default</text:span></text:p>
          <text:p text:style-name="P49"><text:span text:style-name="T55"><text:tab/></text:span><text:span text:style-name="T50">SPRING,</text:span><text:span text:style-name="T50"><text:tab/></text:span><text:span text:style-name="T55">// = WINTER + 1</text:span></text:p>
          <text:p text:style-name="P49"><text:span text:style-name="T55"><text:tab/></text:span><text:span text:style-name="T50">SUMMER,</text:span><text:span text:style-name="T55"><text:tab/></text:span><text:span text:style-name="T55">// = WINTER + 2 </text:span><text:span text:style-name="T55"><text:line-break/></text:span><text:span text:style-name="T55"><text:tab/></text:span><text:span text:style-name="T50">AUTUMN</text:span><text:span text:style-name="T50"><text:tab/></text:span><text:span text:style-name="T55">// = WINTER + 3</text:span><text:span text:style-name="T55"><text:line-break/></text:span><text:span text:style-name="T5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56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57">Exception</text:span></text:p>
              </table:table-cell>
              <table:table-cell>
                <text:p text:style-name="P8"><text:span text:style-name="T57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57">Used during:</text:span></text:p>
              </table:table-cell>
              <table:table-cell>
                <text:p text:style-name="P8"><text:span text:style-name="T58">Normal run</text:span></text:p>
              </table:table-cell>
              <table:table-cell>
                <text:p text:style-name="P8"><text:span text:style-name="T58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Used for:</text:span></text:p>
              </table:table-cell>
              <table:table-cell>
                <text:p text:style-name="P8"><text:span text:style-name="T60">Handling exceptional conditions.</text:span></text:p>
              </table:table-cell>
              <table:table-cell>
                <text:p text:style-name="P8"><text:span text:style-name="T60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Disabling:</text:span></text:p>
              </table:table-cell>
              <table:table-cell>
                <text:p text:style-name="P8"><text:span text:style-name="T60">No</text:span></text:p>
              </table:table-cell>
              <table:table-cell>
                <text:p text:style-name="P8"><text:span text:style-name="T60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1">21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1">21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62</meta:editing-cycles>
    <meta:print-date>1999-11-04T13:06:28</meta:print-date>
    <meta:creation-date>1999-10-10T10:49:40</meta:creation-date>
    <dc:date>2019-02-21T09:14:35.729697184</dc:date>
    <meta:editing-duration>P29DT29M37S</meta:editing-duration>
    <meta:generator>LibreOffice/6.1.5.2$Linux_X86_64 LibreOffice_project/10$Build-2</meta:generator>
    <meta:document-statistic meta:object-count="16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